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A000001E2137C6DC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3cm" draw:marker-start-width="1.1cm" draw:marker-end="Arrow" draw:marker-end-width="0.6cm" draw:fill="none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text-properties style:font-name="DejaVu Sans Condensed" fo:font-size="22pt" style:font-size-asian="22pt" style:font-size-complex="22pt"/>
    </style:style>
    <style:style style:name="T1" style:family="text">
      <style:text-properties style:font-name="DejaVu Sans Condensed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8.59cm" svg:x="6cm" svg:y="5.8cm">
          <draw:image xlink:href="Pictures/100000000000042A000001E2137C6DC4.jpg" xlink:type="simple" xlink:show="embed" xlink:actuate="onLoad">
            <text:p/>
          </draw:image>
        </draw:frame>
        <draw:frame draw:style-name="gr2" draw:text-style-name="P2" draw:layer="layout" svg:width="15.568cm" svg:height="1.153cm" svg:x="7.732cm" svg:y="14.737cm">
          <draw:text-box>
            <text:p text:style-name="P2"><text:span text:style-name="T1">Nur die blaue Netzwerkbuchse verwenden!</text:span></text:p>
          </draw:text-box>
        </draw:frame>
        <draw:line draw:style-name="gr3" draw:text-style-name="P1" draw:layer="layout" svg:x1="12.9cm" svg:y1="14.79cm" svg:x2="12.9cm" svg:y2="12.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14:11.733755996</meta:creation-date>
    <dc:date>2015-03-23T20:24:50.350953414</dc:date>
    <meta:editing-duration>PT6M38S</meta:editing-duration>
    <meta:editing-cycles>1</meta:editing-cycles>
    <meta:document-statistic meta:object-count="3"/>
    <meta:generator>LibreOffice/4.3.6.2$Linux_X86_64 LibreOffice_project/430$Build-2</meta:generator>
  </office:meta>
</office:document-meta>
</file>